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ableColumn3" style:family="table-column">
      <style:table-column-properties style:column-width="1.1013in" style:use-optimal-column-width="false"/>
    </style:style>
    <style:style style:name="TableColumn4" style:family="table-column">
      <style:table-column-properties style:column-width="2.3736in" style:use-optimal-column-width="false"/>
    </style:style>
    <style:style style:name="TableColumn5" style:family="table-column">
      <style:table-column-properties style:column-width="3.45in" style:use-optimal-column-width="false"/>
    </style:style>
    <style:style style:name="Table2" style:family="table">
      <style:table-properties style:width="6.925in" fo:margin-left="0in" table:align="left"/>
    </style:style>
    <style:style style:name="TableRow6" style:family="table-row">
      <style:table-row-properties style:use-optimal-row-height="false"/>
    </style:style>
    <style:style style:name="TableCell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8" style:family="table-cell">
      <style:table-cell-properties fo:border="0.0069in solid #000000" style:writing-mode="lr-tb" fo:padding-top="0.0381in" fo:padding-left="0.0381in" fo:padding-bottom="0.0381in" fo:padding-right="0.0381in"/>
    </style:style>
    <style:style style:name="TableRow9" style:family="table-row">
      <style:table-row-properties style:use-optimal-row-height="false"/>
    </style:style>
    <style:style style:name="TableCell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3" style:family="table-row">
      <style:table-row-properties style:use-optimal-row-height="false"/>
    </style:style>
    <style:style style:name="TableCell1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9" style:family="table-row">
      <style:table-row-properties style:use-optimal-row-height="false"/>
    </style:style>
    <style:style style:name="TableCell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3" style:family="table-row">
      <style:table-row-properties style:use-optimal-row-height="false"/>
    </style:style>
    <style:style style:name="TableCell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7" style:family="table-row">
      <style:table-row-properties style:use-optimal-row-height="false"/>
    </style:style>
    <style:style style:name="TableCell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1" style:family="table-row">
      <style:table-row-properties style:use-optimal-row-height="false"/>
    </style:style>
    <style:style style:name="TableCell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5" style:family="table-row">
      <style:table-row-properties style:use-optimal-row-height="false"/>
    </style:style>
    <style:style style:name="TableCell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9" style:parent-style-name="Heading4" style:family="paragraph">
      <style:text-properties style:rfc-language-tag="es-419" fo:language="es"/>
    </style:style>
    <style:style style:name="P40" style:parent-style-name="Standard" style:family="paragraph">
      <style:text-properties fo:font-weight="bold" style:font-weight-asian="bold" style:font-weight-complex="bold" fo:font-style="italic" style:font-style-asian="italic" style:font-style-complex="italic"/>
    </style:style>
    <style:style style:name="P41" style:parent-style-name="Textbody" style:family="paragraph">
      <style:text-properties fo:font-weight="bold" style:font-weight-asian="bold" style:font-weight-complex="bold" fo:font-style="italic" style:font-style-asian="italic" style:font-style-complex="italic" style:rfc-language-tag="es-419" fo:language="es"/>
    </style:style>
    <style:style style:name="T42" style:parent-style-name="DefaultParagraphFont" style:family="text">
      <style:text-properties fo:language="es" fo:country="CO"/>
    </style:style>
    <style:style style:name="T43" style:parent-style-name="DefaultParagraphFont" style:family="text">
      <style:text-properties fo:language="es" fo:country="CO"/>
    </style:style>
    <style:style style:name="T44" style:parent-style-name="DefaultParagraphFont" style:family="text">
      <style:text-properties style:rfc-language-tag="es-419" fo:language="es"/>
    </style:style>
    <style:style style:name="T45" style:parent-style-name="DefaultParagraphFont" style:family="text">
      <style:text-properties style:rfc-language-tag="es-419" fo:language="es"/>
    </style:style>
    <style:style style:name="T46" style:parent-style-name="DefaultParagraphFont" style:family="text">
      <style:text-properties style:rfc-language-tag="es-419" fo:language="es"/>
    </style:style>
    <style:style style:name="P47" style:parent-style-name="Textbody" style:family="paragraph">
      <style:text-properties fo:font-weight="bold" style:font-weight-asian="bold" style:font-weight-complex="bold" fo:font-style="italic" style:font-style-asian="italic" style:font-style-complex="italic" style:rfc-language-tag="es-419" fo:language="es"/>
    </style:style>
    <style:style style:name="P48" style:parent-style-name="Textbody" style:family="paragraph">
      <style:text-properties style:rfc-language-tag="es-419" fo:language="es"/>
    </style:style>
    <style:style style:name="P49" style:parent-style-name="Textbody" style:family="paragraph">
      <style:text-properties fo:font-weight="bold" style:font-weight-asian="bold" style:font-weight-complex="bold" fo:font-style="italic" style:font-style-asian="italic" style:font-style-complex="italic" style:rfc-language-tag="es-419" fo:language="es"/>
    </style:style>
    <style:style style:name="P50" style:parent-style-name="Heading4" style:family="paragraph">
      <style:text-properties style:rfc-language-tag="es-419" fo:language="es"/>
    </style:style>
    <style:style style:name="T51" style:parent-style-name="DefaultParagraphFont" style:family="text">
      <style:text-properties fo:font-weight="bold" style:font-weight-asian="bold" style:font-weight-complex="bold" fo:font-style="italic" style:font-style-asian="italic" style:font-style-complex="italic" style:rfc-language-tag="es-419" fo:language="es"/>
    </style:style>
    <style:style style:name="T52" style:parent-style-name="DefaultParagraphFont" style:family="text">
      <style:text-properties fo:font-weight="bold" style:font-weight-asian="bold" style:font-weight-complex="bold" fo:font-style="italic" style:font-style-asian="italic" style:font-style-complex="italic" style:rfc-language-tag="es-419" fo:language="es"/>
    </style:style>
    <style:style style:name="T53" style:parent-style-name="DefaultParagraphFont" style:family="text">
      <style:text-properties style:rfc-language-tag="es-419" fo:language="es"/>
    </style:style>
    <style:style style:name="T54" style:parent-style-name="DefaultParagraphFont" style:family="text">
      <style:text-properties style:rfc-language-tag="es-419" fo:language="es"/>
    </style:style>
    <style:style style:name="T55" style:parent-style-name="DefaultParagraphFont" style:family="text">
      <style:text-properties style:rfc-language-tag="es-419" fo:language="es"/>
    </style:style>
    <style:style style:name="T56" style:parent-style-name="DefaultParagraphFont" style:family="text">
      <style:text-properties fo:font-weight="bold" style:font-weight-asian="bold" style:font-weight-complex="bold" fo:font-style="italic" style:font-style-asian="italic" style:font-style-complex="italic" style:rfc-language-tag="es-419" fo:language="es"/>
    </style:style>
    <style:style style:name="T57" style:parent-style-name="DefaultParagraphFont" style:family="text">
      <style:text-properties fo:font-weight="bold" style:font-weight-asian="bold" style:font-weight-complex="bold" fo:font-style="italic" style:font-style-asian="italic" style:font-style-complex="italic" style:rfc-language-tag="es-419" fo:language="es"/>
    </style:style>
    <style:style style:name="T58" style:parent-style-name="DefaultParagraphFont" style:family="text">
      <style:text-properties style:rfc-language-tag="es-419" fo:language="es"/>
    </style:style>
    <style:style style:name="T59" style:parent-style-name="DefaultParagraphFont" style:family="text">
      <style:text-properties fo:font-weight="bold" style:font-weight-asian="bold" style:font-weight-complex="bold" fo:font-style="italic" style:font-style-asian="italic" style:font-style-complex="italic" style:rfc-language-tag="es-419" fo:language="es"/>
    </style:style>
    <style:style style:name="T60" style:parent-style-name="DefaultParagraphFont" style:family="text">
      <style:text-properties fo:font-weight="bold" style:font-weight-asian="bold" style:font-weight-complex="bold" fo:font-style="italic" style:font-style-asian="italic" style:font-style-complex="italic" style:rfc-language-tag="es-419" fo:language="es"/>
    </style:style>
    <style:style style:name="T61" style:parent-style-name="DefaultParagraphFont" style:family="text">
      <style:text-properties style:rfc-language-tag="es-419" fo:language="es"/>
    </style:style>
    <style:style style:name="T62" style:parent-style-name="DefaultParagraphFont" style:family="text">
      <style:text-properties style:rfc-language-tag="es-419" fo:language="es"/>
    </style:style>
    <style:style style:name="T63" style:parent-style-name="DefaultParagraphFont" style:family="text">
      <style:text-properties style:rfc-language-tag="es-419" fo:language="es"/>
    </style:style>
    <style:style style:name="T64" style:parent-style-name="DefaultParagraphFont" style:family="text">
      <style:text-properties style:rfc-language-tag="es-419" fo:language="es"/>
    </style:style>
    <style:style style:name="T65" style:parent-style-name="DefaultParagraphFont" style:family="text">
      <style:text-properties style:rfc-language-tag="es-419" fo:language="es"/>
    </style:style>
    <style:style style:name="T66" style:parent-style-name="DefaultParagraphFont" style:family="text">
      <style:text-properties style:rfc-language-tag="es-419" fo:language="es"/>
    </style:style>
    <style:style style:name="T67" style:parent-style-name="DefaultParagraphFont" style:family="text">
      <style:text-properties style:rfc-language-tag="es-419" fo:language="es"/>
    </style:style>
    <style:style style:name="T68" style:parent-style-name="DefaultParagraphFont" style:family="text">
      <style:text-properties style:rfc-language-tag="es-419" fo:language="es"/>
    </style:style>
    <style:style style:name="T69" style:parent-style-name="DefaultParagraphFont" style:family="text">
      <style:text-properties style:rfc-language-tag="es-419" fo:language="es"/>
    </style:style>
    <style:style style:name="T70" style:parent-style-name="DefaultParagraphFont" style:family="text">
      <style:text-properties style:rfc-language-tag="es-419" fo:language="es"/>
    </style:style>
    <style:style style:name="T71" style:parent-style-name="DefaultParagraphFont" style:family="text">
      <style:text-properties style:rfc-language-tag="es-419" fo:language="es"/>
    </style:style>
    <style:style style:name="T72" style:parent-style-name="DefaultParagraphFont" style:family="text">
      <style:text-properties style:rfc-language-tag="es-419" fo:language="es"/>
    </style:style>
    <style:style style:name="T73" style:parent-style-name="DefaultParagraphFont" style:family="text">
      <style:text-properties style:rfc-language-tag="es-419" fo:language="es"/>
    </style:style>
    <style:style style:name="T74" style:parent-style-name="DefaultParagraphFont" style:family="text">
      <style:text-properties style:rfc-language-tag="es-419" fo:language="es"/>
    </style:style>
    <style:style style:name="T75" style:parent-style-name="DefaultParagraphFont" style:family="text">
      <style:text-properties style:rfc-language-tag="es-419" fo:language="es"/>
    </style:style>
    <style:style style:name="T76" style:parent-style-name="DefaultParagraphFont" style:family="text">
      <style:text-properties fo:font-weight="bold" style:font-weight-asian="bold" style:font-weight-complex="bold" fo:font-style="italic" style:font-style-asian="italic" style:font-style-complex="italic" style:rfc-language-tag="es-419" fo:language="es"/>
    </style:style>
    <style:style style:name="T77" style:parent-style-name="DefaultParagraphFont" style:family="text">
      <style:text-properties fo:font-weight="bold" style:font-weight-asian="bold" style:font-weight-complex="bold" fo:font-style="italic" style:font-style-asian="italic" style:font-style-complex="italic" style:rfc-language-tag="es-419" fo:language="es"/>
    </style:style>
    <style:style style:name="T78" style:parent-style-name="DefaultParagraphFont" style:family="text">
      <style:text-properties style:rfc-language-tag="es-419" fo:language="es"/>
    </style:style>
    <style:style style:name="T79" style:parent-style-name="DefaultParagraphFont" style:family="text">
      <style:text-properties style:rfc-language-tag="es-419" fo:language="es"/>
    </style:style>
    <style:style style:name="T80" style:parent-style-name="DefaultParagraphFont" style:family="text">
      <style:text-properties style:rfc-language-tag="es-419" fo:language="es"/>
    </style:style>
    <style:style style:name="T81" style:parent-style-name="DefaultParagraphFont" style:family="text">
      <style:text-properties style:rfc-language-tag="es-419" fo:language="es"/>
    </style:style>
    <style:style style:name="T82" style:parent-style-name="DefaultParagraphFont" style:family="text">
      <style:text-properties style:rfc-language-tag="es-419" fo:language="es"/>
    </style:style>
    <style:style style:name="T83" style:parent-style-name="DefaultParagraphFont" style:family="text">
      <style:text-properties style:rfc-language-tag="es-419" fo:language="es"/>
    </style:style>
    <style:style style:name="T84" style:parent-style-name="DefaultParagraphFont" style:family="text">
      <style:text-properties style:rfc-language-tag="es-419" fo:language="es"/>
    </style:style>
    <style:style style:name="T85" style:parent-style-name="DefaultParagraphFont" style:family="text">
      <style:text-properties style:rfc-language-tag="es-419" fo:language="es"/>
    </style:style>
    <style:style style:name="T86" style:parent-style-name="DefaultParagraphFont" style:family="text">
      <style:text-properties style:rfc-language-tag="es-419" fo:language="es"/>
    </style:style>
    <style:style style:name="T87" style:parent-style-name="DefaultParagraphFont" style:family="text">
      <style:text-properties style:rfc-language-tag="es-419" fo:language="es"/>
    </style:style>
    <style:style style:name="T88" style:parent-style-name="DefaultParagraphFont" style:family="text">
      <style:text-properties style:rfc-language-tag="es-419" fo:language="es"/>
    </style:style>
    <style:style style:name="T89" style:parent-style-name="DefaultParagraphFont" style:family="text">
      <style:text-properties style:rfc-language-tag="es-419" fo:language="es"/>
    </style:style>
    <style:style style:name="T90" style:parent-style-name="DefaultParagraphFont" style:family="text">
      <style:text-properties style:rfc-language-tag="es-419" fo:language="es"/>
    </style:style>
    <style:style style:name="P91" style:parent-style-name="Heading2" style:family="paragraph">
      <style:text-properties style:rfc-language-tag="es-419" fo:language="es"/>
    </style:style>
    <style:style style:name="P92" style:parent-style-name="Heading4" style:family="paragraph">
      <style:text-properties style:rfc-language-tag="es-419" fo:language="es"/>
    </style:style>
    <style:style style:name="T93" style:parent-style-name="DefaultParagraphFont" style:family="text">
      <style:text-properties fo:font-weight="bold" style:font-weight-asian="bold" style:font-weight-complex="bold" fo:font-style="italic" style:font-style-asian="italic" style:font-style-complex="italic" style:rfc-language-tag="es-419" fo:language="es"/>
    </style:style>
    <style:style style:name="T94" style:parent-style-name="DefaultParagraphFont" style:family="text">
      <style:text-properties fo:font-weight="bold" style:font-weight-asian="bold" style:font-weight-complex="bold" fo:font-style="italic" style:font-style-asian="italic" style:font-style-complex="italic" style:rfc-language-tag="es-419" fo:language="es"/>
    </style:style>
    <style:style style:name="T95" style:parent-style-name="DefaultParagraphFont" style:family="text">
      <style:text-properties style:rfc-language-tag="es-419" fo:language="es"/>
    </style:style>
    <style:style style:name="T96" style:parent-style-name="DefaultParagraphFont" style:family="text">
      <style:text-properties style:rfc-language-tag="es-419" fo:language="es"/>
    </style:style>
    <style:style style:name="T97" style:parent-style-name="DefaultParagraphFont" style:family="text">
      <style:text-properties style:rfc-language-tag="es-419" fo:language="es"/>
    </style:style>
    <style:style style:name="T98" style:parent-style-name="DefaultParagraphFont" style:family="text">
      <style:text-properties style:rfc-language-tag="es-419" fo:language="es"/>
    </style:style>
    <style:style style:name="T99" style:parent-style-name="DefaultParagraphFont" style:family="text">
      <style:text-properties style:rfc-language-tag="es-419" fo:language="es"/>
    </style:style>
    <style:style style:name="T100" style:parent-style-name="DefaultParagraphFont" style:family="text">
      <style:text-properties style:rfc-language-tag="es-419" fo:language="es"/>
    </style:style>
    <style:style style:name="T101" style:parent-style-name="DefaultParagraphFont" style:family="text">
      <style:text-properties style:rfc-language-tag="es-419" fo:language="es"/>
    </style:style>
    <style:style style:name="T102" style:parent-style-name="DefaultParagraphFont" style:family="text">
      <style:text-properties style:rfc-language-tag="es-419" fo:language="es"/>
    </style:style>
    <style:style style:name="T103" style:parent-style-name="DefaultParagraphFont" style:family="text">
      <style:text-properties style:rfc-language-tag="es-419" fo:language="es"/>
    </style:style>
    <style:style style:name="T104" style:parent-style-name="DefaultParagraphFont" style:family="text">
      <style:text-properties style:rfc-language-tag="es-419" fo:language="es"/>
    </style:style>
    <style:style style:name="T105" style:parent-style-name="DefaultParagraphFont" style:family="text">
      <style:text-properties fo:font-weight="bold" style:font-weight-asian="bold" style:font-weight-complex="bold" fo:font-style="italic" style:font-style-asian="italic" style:font-style-complex="italic" style:rfc-language-tag="es-419" fo:language="es"/>
    </style:style>
    <style:style style:name="T106" style:parent-style-name="DefaultParagraphFont" style:family="text">
      <style:text-properties style:rfc-language-tag="es-419" fo:language="es"/>
    </style:style>
    <style:style style:name="T107" style:parent-style-name="DefaultParagraphFont" style:family="text">
      <style:text-properties style:rfc-language-tag="es-419" fo:language="es"/>
    </style:style>
    <style:style style:name="T108" style:parent-style-name="DefaultParagraphFont" style:family="text">
      <style:text-properties style:rfc-language-tag="es-419" fo:language="es"/>
    </style:style>
    <style:style style:name="T109" style:parent-style-name="DefaultParagraphFont" style:family="text">
      <style:text-properties style:rfc-language-tag="es-419" fo:language="es"/>
    </style:style>
    <style:style style:name="T110" style:parent-style-name="DefaultParagraphFont" style:family="text">
      <style:text-properties style:rfc-language-tag="es-419" fo:language="es"/>
    </style:style>
    <style:style style:name="T111" style:parent-style-name="DefaultParagraphFont" style:family="text">
      <style:text-properties style:rfc-language-tag="es-419" fo:language="es"/>
    </style:style>
    <style:style style:name="T112" style:parent-style-name="DefaultParagraphFont" style:family="text">
      <style:text-properties style:rfc-language-tag="es-419" fo:language="es"/>
    </style:style>
    <style:style style:name="T113" style:parent-style-name="DefaultParagraphFont" style:family="text">
      <style:text-properties style:rfc-language-tag="es-419" fo:language="es"/>
    </style:style>
    <style:style style:name="P114" style:parent-style-name="Heading4" style:family="paragraph">
      <style:text-properties style:rfc-language-tag="es-419" fo:language="es"/>
    </style:style>
    <style:style style:name="T115" style:parent-style-name="DefaultParagraphFont" style:family="text">
      <style:text-properties fo:font-weight="bold" style:font-weight-asian="bold" style:font-weight-complex="bold" fo:font-style="italic" style:font-style-asian="italic" style:font-style-complex="italic" style:rfc-language-tag="es-419" fo:language="es"/>
    </style:style>
    <style:style style:name="T116" style:parent-style-name="DefaultParagraphFont" style:family="text">
      <style:text-properties fo:font-weight="bold" style:font-weight-asian="bold" style:font-weight-complex="bold" fo:font-style="italic" style:font-style-asian="italic" style:font-style-complex="italic" style:rfc-language-tag="es-419" fo:language="es"/>
    </style:style>
    <style:style style:name="T117" style:parent-style-name="DefaultParagraphFont" style:family="text">
      <style:text-properties style:rfc-language-tag="es-419" fo:language="es"/>
    </style:style>
    <style:style style:name="T118" style:parent-style-name="DefaultParagraphFont" style:family="text">
      <style:text-properties style:rfc-language-tag="es-419" fo:language="es"/>
    </style:style>
    <style:style style:name="P119" style:parent-style-name="Heading4" style:family="paragraph">
      <style:text-properties style:rfc-language-tag="es-419" fo:language="es"/>
    </style:style>
    <style:style style:name="P120" style:parent-style-name="Textbody" style:family="paragraph">
      <style:text-properties fo:font-weight="bold" style:font-weight-asian="bold" style:font-weight-complex="bold" fo:font-style="italic" style:font-style-asian="italic" style:font-style-complex="italic" style:rfc-language-tag="es-419" fo:language="es"/>
    </style:style>
    <style:style style:name="P121" style:parent-style-name="Textbody" style:family="paragraph">
      <style:text-properties style:rfc-language-tag="es-419" fo:language="es"/>
    </style:style>
    <style:style style:name="P122" style:parent-style-name="Heading4" style:family="paragraph">
      <style:text-properties style:rfc-language-tag="es-419" fo:language="es"/>
    </style:style>
    <style:style style:name="P123" style:parent-style-name="Textbody" style:family="paragraph">
      <style:text-properties style:rfc-language-tag="es-419" fo:language="es"/>
    </style:style>
    <style:style style:name="P124" style:parent-style-name="Heading2" style:family="paragraph">
      <style:text-properties style:rfc-language-tag="es-419" fo:language="es"/>
    </style:style>
    <style:style style:name="P125" style:parent-style-name="Textbody" style:family="paragraph">
      <style:text-properties style:rfc-language-tag="es-419" fo:language="es"/>
    </style:style>
  </office:automatic-styles>
  <office:body>
    <office:text text:use-soft-page-breaks="true">
      <text:p text:style-name="P1"/>
      <text:h text:style-name="Heading2" text:outline-level="2">1<text:s/>IDENTIFIACIÓN</text:h>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TableContents">Proyecto</text:p>
          </table:table-cell>
          <table:table-cell table:style-name="TableCell8" table:number-columns-spanned="2">
            <text:p text:style-name="TableContents">PEDB–<text:s/>Powered ecommerce Data bases</text:p>
          </table:table-cell>
          <table:covered-table-cell/>
        </table:table-row>
        <table:table-row table:style-name="TableRow9">
          <table:table-cell table:style-name="TableCell10">
            <text:p text:style-name="TableContents">Responsables</text:p>
          </table:table-cell>
          <table:table-cell table:style-name="TableCell11">
            <text:p text:style-name="TableContents">Jonatan Palomares Castañeda</text:p>
          </table:table-cell>
          <table:table-cell table:style-name="TableCell12">
            <text:p text:style-name="TableContents">Juan Diego Patiño Muñoz</text:p>
          </table:table-cell>
        </table:table-row>
        <table:table-row table:style-name="TableRow13">
          <table:table-cell table:style-name="TableCell14" table:number-columns-spanned="3">
            <text:p text:style-name="TableContents">Historia</text:p>
          </table:table-cell>
          <table:covered-table-cell/>
          <table:covered-table-cell/>
        </table:table-row>
        <table:table-row table:style-name="TableRow15">
          <table:table-cell table:style-name="TableCell16">
            <text:p text:style-name="TableContents">Numero</text:p>
          </table:table-cell>
          <table:table-cell table:style-name="TableCell17">
            <text:p text:style-name="TableContents">Fecha</text:p>
          </table:table-cell>
          <table:table-cell table:style-name="TableCell18">
            <text:p text:style-name="TableContents">Descripcion</text:p>
          </table:table-cell>
        </table:table-row>
        <table:table-row table:style-name="TableRow19">
          <table:table-cell table:style-name="TableCell20">
            <text:p text:style-name="TableContents">01a</text:p>
          </table:table-cell>
          <table:table-cell table:style-name="TableCell21">
            <text:p text:style-name="TableContents"/>
          </table:table-cell>
          <table:table-cell table:style-name="TableCell22">
            <text:p text:style-name="TableContents"/>
          </table:table-cell>
        </table:table-row>
        <table:table-row table:style-name="TableRow23">
          <table:table-cell table:style-name="TableCell24">
            <text:p text:style-name="TableContents">01b</text:p>
          </table:table-cell>
          <table:table-cell table:style-name="TableCell25">
            <text:p text:style-name="TableContents"/>
          </table:table-cell>
          <table:table-cell table:style-name="TableCell26">
            <text:p text:style-name="TableContents"/>
          </table:table-cell>
        </table:table-row>
        <table:table-row table:style-name="TableRow27">
          <table:table-cell table:style-name="TableCell28">
            <text:p text:style-name="TableContents">02a</text:p>
          </table:table-cell>
          <table:table-cell table:style-name="TableCell29">
            <text:p text:style-name="TableContents"/>
          </table:table-cell>
          <table:table-cell table:style-name="TableCell30">
            <text:p text:style-name="TableContents"/>
          </table:table-cell>
        </table:table-row>
        <table:table-row table:style-name="TableRow31">
          <table:table-cell table:style-name="TableCell32">
            <text:p text:style-name="TableContents">02b</text:p>
          </table:table-cell>
          <table:table-cell table:style-name="TableCell33">
            <text:p text:style-name="TableContents"/>
          </table:table-cell>
          <table:table-cell table:style-name="TableCell34">
            <text:p text:style-name="TableContents"/>
          </table:table-cell>
        </table:table-row>
        <table:table-row table:style-name="TableRow35">
          <table:table-cell table:style-name="TableCell36">
            <text:p text:style-name="TableContents">03a</text:p>
          </table:table-cell>
          <table:table-cell table:style-name="TableCell37">
            <text:p text:style-name="TableContents"/>
          </table:table-cell>
          <table:table-cell table:style-name="TableCell38">
            <text:p text:style-name="TableContents"/>
          </table:table-cell>
        </table:table-row>
      </table:table>
      <text:p text:style-name="Textbody"/>
      <text:h text:style-name="Heading2" text:outline-level="2">2 INTRODUCCIÓN</text:h>
      <text:h text:style-name="P39" text:outline-level="4">2.1 Tema de<text:s/>proyecto</text:h>
      <text:p text:style-name="P40">¿Cuál es el tema?</text:p>
      <text:p text:style-name="Textbody">Ecommerce</text:p>
      <text:p text:style-name="P41">¿Por qué es interesante?</text:p>
      <text:p text:style-name="Textbody"><text:span text:style-name="T42">El comercio electrónico (ecommerce) es fundamental en la economía moderna porque permite a las empresas llegar a clientes de todo el mundo de manera rápida, eficiente y accesibl</text:span><text:span text:style-name="T43">e. Su éxito depende en gran medida de las bases de datos, y<text:s/></text:span><text:span text:style-name="T44">d</text:span><text:span text:style-name="T45">ebido a la gran cantidad de relaciones que se pueden crear<text:s/></text:span><text:span text:style-name="T46">entre las diferentes partes de información de las que depende (catálogos de productos, datos de clientes, historial de compras, etc.), este tema garantiza que el proceso de creación del modelo y servicios de datos sea suficientemente extenso y educativo para poner en práctica lo visto en MYSD.</text:span></text:p>
      <text:p text:style-name="P47">Fuentes de<text:s/>información</text:p>
      <text:p text:style-name="P48">Por un lado, para comprender el funcionamiento de una plataforma de ecommerce se analizarán varios de los sitios ecommerce existentes como Amazon, Shopify, Ebay, etc.<text:s/>Haciendo énfasis en como estructuran el catálogo de productos (organización de categorías, atributos, variantes, precios, descuentos), la gestión de usuarios (registro, perfiles, historial de compras, métodos de pago, direcciones), el carrito y órdenes, e inventario y logística. Por otro<text:s/>lado,<text:s/>se podría tener documentación sobre como manejar la información de tarjetas de crédito, así como otro tipo de datos sensibles a través de algunas normativas y estándares (Payment Card Industry Data Security Standard).</text:p>
      <text:p text:style-name="P49">¿Cómo se va a validar la información?</text:p>
      <text:h text:style-name="P50" text:outline-level="4">2.2 Organizacion</text:h>
      <text:p text:style-name="Textbody"><text:span text:style-name="T51">Nombre</text:span><text:span text:style-name="T52"><text:line-break/></text:span><text:span text:style-name="T53">PE</text:span><text:span text:style-name="T54">D</text:span><text:span text:style-name="T55">B</text:span></text:p>
      <text:soft-page-break/>
      <text:p text:style-name="Textbody"><text:span text:style-name="T56">Logo</text:span><text:span text:style-name="T57"><text:line-break/></text:span><text:span text:style-name="T58">Aun no hay un logo definido</text:span></text:p>
      <text:p text:style-name="Textbody"><text:span text:style-name="T59">Misión</text:span><text:span text:style-name="T60"><text:line-break/></text:span><text:span text:style-name="T61">Nuestra organización p</text:span><text:span text:style-name="T62">rovee</text:span><text:span text:style-name="T63"><text:s/>un servicio de bases de datos escalables y administradas en la nube a las empresas de e-commerce; lo<text:s/></text:span><text:span text:style-name="T64">más</text:span><text:span text:style-name="T65"><text:s/>importante es que<text:s/></text:span><text:span text:style-name="T66">las empresas</text:span><text:span text:style-name="T67"><text:s/>solo se encarg</text:span><text:span text:style-name="T68">u</text:span><text:span text:style-name="T69">en de las ventas mientras<text:s/></text:span><text:span text:style-name="T70">nuestra organización</text:span><text:span text:style-name="T71"><text:s/></text:span><text:span text:style-name="T72">brinde</text:span><text:span text:style-name="T73"><text:s/>todo el backend que necesit</text:span><text:span text:style-name="T74">en</text:span><text:span text:style-name="T75">.</text:span></text:p>
      <text:p text:style-name="Textbody"><text:span text:style-name="T76">Patrocinadores e intereses</text:span><text:span text:style-name="T77"><text:line-break/></text:span><text:span text:style-name="T78">Los mayores interesados claramente s</text:span><text:span text:style-name="T79">o</text:span><text:span text:style-name="T80">n las empresas de e</text:span><text:span text:style-name="T81">commerce dado que nuestro servicio est</text:span><text:span text:style-name="T82">á</text:span><text:span text:style-name="T83"><text:s/>enfocado a ell</text:span><text:span text:style-name="T84">as</text:span><text:span text:style-name="T85"><text:s/>y sus intereses s</text:span><text:span text:style-name="T86">erian tener administradores confiables<text:s/></text:span><text:span text:style-name="T87">que sean completamente capaces de gestionar la base de datos</text:span><text:span text:style-name="T88">. Mas que un servicio, es una<text:s/></text:span><text:span text:style-name="T89">inversión</text:span><text:span text:style-name="T90"><text:s/>a su negocio.</text:span></text:p>
      <text:h text:style-name="P91" text:outline-level="2">3 DESCRIPCIÓN DEL PROYECTO</text:h>
      <text:h text:style-name="P92" text:outline-level="4">3.1 Problema</text:h>
      <text:p text:style-name="Textbody"><text:span text:style-name="T93">Problema a solucionar</text:span><text:span text:style-name="T94"><text:line-break/></text:span><text:span text:style-name="T95">Lo que queremos solucionar es el<text:s/></text:span><text:span text:style-name="T96">estrés</text:span><text:span text:style-name="T97"><text:s/>con el que las empresas tienen qu</text:span><text:span text:style-name="T98">e lidiar al momento de manejar grandes<text:s/></text:span><text:span text:style-name="T99">volúmenes</text:span><text:span text:style-name="T100"><text:s/>de datos, queremos que ell</text:span><text:span text:style-name="T101">as</text:span><text:span text:style-name="T102"><text:s/>solo se concentren en<text:s/></text:span><text:span text:style-name="T103">el marketing mientras nosotros tenemos sus datos a salvo y<text:s/></text:span><text:span text:style-name="T104">organizados.</text:span></text:p>
      <text:p text:style-name="Textbody"><text:span text:style-name="T105">Beneficios generales</text:span></text:p>
      <text:p text:style-name="Textbody"><text:span text:style-name="T106">El</text:span><text:span text:style-name="T107"><text:s/>mayor beneficio<text:s/></text:span><text:span text:style-name="T108">que se puede obtener al usar este servicio<text:s/></text:span><text:span text:style-name="T109">es quitarse de encima el peso de uno de los mayores pilares de cualquier negocio, el manejo de los datos ya que noso</text:span><text:span text:style-name="T110">tros seremos quienes<text:s/></text:span><text:span text:style-name="T111">administraremos</text:span><text:span text:style-name="T112"><text:s/>esos servicios</text:span><text:span text:style-name="T113">.</text:span></text:p>
      <text:h text:style-name="P114" text:outline-level="4">3.2 Objetivos</text:h>
      <text:p text:style-name="Textbody"><text:span text:style-name="T115">Objetivos</text:span><text:span text:style-name="T116"><text:line-break/></text:span><text:span text:style-name="T117">Respecto al sistema, el objetivo es lograr crear una base de datos con información (ficticia) sobre clientes, compras, productos, etc., que permita</text:span><text:span text:style-name="T118"><text:s/>tener un sistema eficiente de gestión de datos, control de inventario y registro de transacciones.</text:span></text:p>
      <text:h text:style-name="P119" text:outline-level="4">3.3 Alcance</text:h>
      <text:p text:style-name="P120">Factores excluidos</text:p>
      <text:p text:style-name="P121">Posiblemente<text:s/>la información relacionada a las tarjetas de crédito e información sensible sea excluida del modelo debido a que para aproximarse a gestionar esta información requiere de gran documentación y podría ser no ser el foco de atención de un modelo de base de datos inicial.</text:p>
      <text:h text:style-name="P122" text:outline-level="4">3.4 Factores<text:s/>críticos<text:s/>de éxito</text:h>
      <text:p text:style-name="P123">Inicialmente, uno de los mayores factores de éxito es el análisis de los sitios de ecommerce actuales para reconocer los conceptos más relevantes y como se relacionan. Luego, claramente el modelo conceptual es el pilar de la base de datos, por lo que su coherencia, extensión y detalles permitirán programar la base de datos adecuadamente.</text:p>
      <text:soft-page-break/>
      <text:h text:style-name="P124" text:outline-level="2">4 Principales hitos del proyecto</text:h>
      <text:p text:style-name="P1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onatan Palomares</dc:creator>
    <meta:creation-date>2025-09-02T21:18:00Z</meta:creation-date>
    <dc:date>2025-09-03T17:43:00Z</dc:date>
    <meta:template xlink:href="Normal.dotm" xlink:type="simple"/>
    <meta:editing-cycles>12</meta:editing-cycles>
    <meta:editing-duration>PT2940S</meta:editing-duration>
    <meta:document-statistic meta:page-count="3" meta:paragraph-count="7" meta:word-count="586" meta:character-count="3806" meta:row-count="26" meta:non-whitespace-character-count="3227"/>
  </office:meta>
</office:document-meta>
</file>